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1cm" svg:stroke-color="#000000" draw:marker-start-width="0.22cm" draw:marker-end-width="0.22cm" draw:fill="none" draw:textarea-horizontal-align="justify" draw:textarea-vertical-align="middle" draw:auto-grow-height="false" fo:padding-top="0.13cm" fo:padding-bottom="0.13cm" fo:padding-left="0.255cm" fo:padding-right="0.2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0cm" svg:height="50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11.5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11.5cm" svg:y="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5.5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11.5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5.5cm" svg:y="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11.5cm" svg:y="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26.5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20.5cm" svg:y="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26.5cm" svg:y="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20.5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26.5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20.5cm" svg:y="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26.5cm" svg:y="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41.5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35.5cm" svg:y="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41.5cm" svg:y="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35.5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41.5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35.5cm" svg:y="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41.5cm" svg:y="3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509cm" svg:height="2.052cm" svg:x="25.3cm" svg:y="3.4cm">
          <draw:text-box>
            <text:p text:style-name="P2"><text:span text:style-name="T1">TO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7-24T23:44:27</meta:creation-date>
    <dc:date>2015-07-25T21:47:30</dc:date>
    <meta:editing-duration>PT13M17S</meta:editing-duration>
    <meta:editing-cycles>4</meta:editing-cycles>
    <meta:generator>LibreOffice/3.5$Linux_X86_64 LibreOffice_project/350m1$Build-2</meta:generator>
    <meta:document-statistic meta:object-count="22"/>
  </office:meta>
</office:document-meta>
</file>